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1890</text:p>
      <text:p text:style-name="P2">Month<text:tab/><text:tab/><text:tab/><text:tab/><text:tab/><text:tab/>Octo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Lay preaching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5">S. MORAIS,/</text:p>
      <text:p text:style-name="P5">546 N. Fifth St./</text:p>
      <text:p text:style-name="P6">Philadelphia, Oct (/) 90/</text:p>
      <text:p text:style-name="P6"/>
      <text:p text:style-name="P5">[Front Cover]</text:p>
      <text:p text:style-name="P5">[Note: The number "6" is written in pencil and circled in the top right corner of the page.]</text:p>
      <text:p text:style-name="P5"/>
      <text:p text:style-name="P7">On laymen preachers/</text:p>
      <text:p text:style-name="P7"/>
      <text:p text:style-name="P5">[Page 1]</text:p>
      <text:p text:style-name="P5">Brethren. <text:s/>An experiment has recently been tried/ in <text:span text:style-name="T2">the Jewish conservative of</text:span><text:span text:style-name="T4"> the Jewish conservatism of </text:span><text:span text:style-name="T2">Jewish</text:span><text:span text:style-name="T4"> England. <text:s/>The new/ departure commends itself </text:span><text:span text:style-name="T2">well</text:span><text:span text:style-name="T4"> to my understanding./ <text:s/>Hitherto only trained ministers, or Rabbis, acknow-/-ledged as such, would </text:span><text:span text:style-name="T2">enjoy</text:span><text:span text:style-name="T4"> be allowed the privilege of addres-/-sing a congregation in the synagogue. <text:s/>A layman/ on the pulpit was deemed an anomaly not to be/ tolerated. <text:s/>He might have possessed high qua-/-lifications, learning, eloquence, piety, a good appear-/-ance, an enunciation very clear, and a voice of/ wide compass, still his daily pursuits, however honorable,/ debarred him from giving </text:span><text:span text:style-name="T2">public</text:span><text:span text:style-name="T4"> counsel and instruct-/-ion in the house of prayer. <text:s/>That rule so jealously kept, was not, as some/ may suppose, based on sound orthodox grounds./ <text:s/>On the contrary, walking in the light of our ancient/ history, I see that rather than a preservation of it is a deviation from the old/ beaten path. <text:s/>Upon </text:span><text:span text:style-name="T2">it</text:span><text:span text:style-name="T4"> that path trod prophets and/ Sages, who surely did not </text:span><text:soft-page-break/><text:span text:style-name="T4">wear the distinguish-/-ing garb of ecclesiastics./</text:span></text:p>
      <text:p text:style-name="P5"><text:span text:style-name="T4"/></text:p>
      <text:p text:style-name="P5"><text:span text:style-name="T4">[Page 2]</text:span></text:p>
      <text:p text:style-name="P5"><text:span text:style-name="T4">I notice Amos--the fearless--with his shepherd's crook, and/ the herdsman's coarse garment, speaking words/ that burned to </text:span><text:span text:style-name="T2">the people</text:span><text:span text:style-name="T4"> Israel of his time, when the/ spirit of God </text:span><text:span text:style-name="T2">stirrup</text:span><text:span text:style-name="T4"> stirred up his soul. <text:s/>Looking/ again I observe that on </text:span><text:span text:style-name="T2">a</text:span><text:span text:style-name="T4"> the day of a public fast, </text:span><text:span text:style-name="T2">In Israel</text:span><text:span text:style-name="T4">/ one who, either by his venerable age or by his/ religious knowledge, could command respect was/ chosen on the spot to </text:span><text:span text:style-name="T2">address give</text:span><text:span text:style-name="T4"> offer the Congregation [Hebrew] brotherly admonitions./ <text:s/>And Hebrews who can search through the Talmud,/ will find how </text:span><text:span text:style-name="T2">equally in earnest poor</text:span><text:span text:style-name="T4"> </text:span><text:span text:style-name="T5">alike</text:span><text:span text:style-name="T6"> humble mechanics and/ </text:span><text:span text:style-name="T3">rich</text:span><text:span text:style-name="T6"> owners of rich estates, </text:span><text:span text:style-name="T3">were in carrying earnestly</text:span><text:span text:style-name="T6"> eagerly carried messages/ of truth to their brethren. <text:s/>Now, without pre-/-suming to act as mentor to the community of </text:span><text:span text:style-name="T3">Jewish</text:span><text:span text:style-name="T6"> American Jews, I judge that the practice/ which our annals show to have been carefully followed/ by </text:span><text:span text:style-name="T3">our</text:span><text:span text:style-name="T6"> illustrious </text:span><text:span text:style-name="T3">Israelites, in the days of old</text:span><text:span text:style-name="T6"> predecessors of ours, might/ be renewed by their successors to great advantage. <text:s/>Aside from/ other considerations, which may suggest them-/-selves to thinking minds, a rehabilitation/ of the usage would, at least, break the mono-/-tony of listening to the same person continually,/ and might probably draw to the Divine/ service many who now determinedly hold aloof./</text:span></text:p>
      <text:p text:style-name="P5"><text:span text:style-name="T6"/></text:p>
      <text:p text:style-name="P5"><text:span text:style-name="T6">[Page 3]</text:span></text:p>
      <text:p text:style-name="P5"><text:span text:style-name="T6">Aware as I am to resort to irregular means, </text:span><text:span text:style-name="T3">which, according</text:span><text:span text:style-name="T6">/ </text:span><text:span text:style-name="T3">to my views, are irregular,</text:span><text:span text:style-name="T6"> for the purpose of attract-/-ing crowds; willing as I have ever been to bear/ the censure, even the public reproach of those/ who declare the worship </text:span><text:span text:style-name="T3">offered</text:span><text:span text:style-name="T6"> tendered here </text:span><text:span text:style-name="T3">an open false-</text:span><text:span text:style-name="T6">/ </text:span><text:span text:style-name="T3">hood and</text:span><text:span text:style-name="T6"> unprogressive and false and hence unpopular by reason of our mode of praying &amp; the </text:span><text:span text:style-name="T3">character</text:span><text:span text:style-name="T6"> nature of our prayers I would nevertheless/ rejoice, if the influence of preachers after God's/ heart, though unadorned with a clerical robe, could/ </text:span><text:span text:style-name="T3">draw</text:span><text:span text:style-name="T6"> secure for us thronged assemblages. <text:s/>Notably welcome would/ prove the readoption of the olden practice at cer-/-tain periods of our year, when fresh voices raised to a pitch of enthusiasm telling/ us all of duties neglected, might </text:span><text:span text:style-name="T3">arouse</text:span><text:span text:style-name="T6"> awaken a sense/ of contrition conducive to righteousness. <text:s/>I felt/ deeply impressed during last winter, on reading/ that in New York bankers left their offices,/ merchants their warehouses </text:span><text:span text:style-name="T3">at</text:span><text:span text:style-name="T6"> busy hours, bending </text:span><text:span text:style-name="T3">to the</text:span><text:span text:style-name="T6"> their steps to spots/ </text:span><text:span text:style-name="T3">admonitious of steeling</text:span><text:span text:style-name="T6"> sermons of sterling merit were being </text:span><text:span text:style-name="T3">were</text:span><text:span text:style-name="T6"> delivered./ <text:s/>Some called it spasmodic or hysterical excitement,/ short lived and of no practical utility./</text:span></text:p>
      <text:p text:style-name="P5"><text:span text:style-name="T6"/></text:p>
      <text:p text:style-name="P5"><text:span text:style-name="T6">[Page 4]</text:span></text:p>
      <text:p text:style-name="P5"><text:span text:style-name="T6">I differed; I conceive that the effect was more/ than fitful; </text:span><text:span text:style-name="T3">the</text:span><text:span text:style-name="T6"> emphatic exhortations proceeding from </text:span><text:span text:style-name="T3">distinguishedness</text:span><text:span text:style-name="T6"> genuine earnestness and couched in/ graceful language, could not have been totally lost./ <text:s/>In that instance, clergymen only spoke, because/ the Church believes in the doctrine of ordination,/ and might not tolerate non-ordained ministers,/ but we admit of no such distinctions. <text:s/>To us every /Jew is the priest of the Lord and can officiate/ in the dwelling of our heavenly Master. <text:s/>[Hebrew]/ So our English coreligionists evidently think, and/ therefore they agreed on a new departure. <text:s/>They have recently invited laymen of </text:span><text:span text:style-name="T3">character</text:span><text:span text:style-name="T6"> high standing and/ ability to deliver an occasional discourse on the pulpit./ <text:s/>Mr Frederic Mocatta, who by descent has a title/ to the good will of British Jews, because his/ father (or uncle)? in his eightieth year gave them a meri-/-torious translation in the vernacular of the Hebrew/ </text:span><text:span text:style-name="T3">work</text:span><text:span text:style-name="T6"> book, "</text:span><text:span text:style-name="T5">Chizzuk Emunah</text:span><text:span text:style-name="T6">", or "Faith Strengthened"--/a valuable controversial work disproving the claims/ of Christianity--; Mr Frederic Mocatta who wrote/ a much approved of condensed history of the Spanish/ Inquisition; the same gentleman, who, moved by/ love for his people, visited them </text:span><text:span text:style-name="T3">recently</text:span><text:span text:style-name="T6"> last year in almost/</text:span></text:p>
      <text:p text:style-name="P5"><text:span text:style-name="T6"/></text:p>
      <text:p text:style-name="P5"><text:span text:style-name="T6">[Page 5]</text:span></text:p>
      <text:p text:style-name="P5"><text:span text:style-name="T6">all the places of their dispersion and related their/ sufferings with pathos; that Englishman who </text:span><text:span text:style-name="T3">by</text:span><text:span text:style-name="T6"> through his social </text:span><text:span text:style-name="T3">stand-</text:span><text:span text:style-name="T6"> position/-ing and public spiritedness deserves well of Ju-/-daism at large, </text:span><text:soft-page-break/><text:span text:style-name="T6">consented to preach in one of the Synagogues,/ and report says that he edified his audience. <text:s/>Words flowing from/ such a source, enter directly into the depths of the heart,/ because they are free form suspicions which,/ justly or unjustly, Lectures by salaried officials are apt/ to arouse. <text:s/>The main difficulty lies in/ meeting with Israelites among the laity, whose oratorical skill/ is backed by a life </text:span><text:span text:style-name="T3">unexceptional</text:span><text:span text:style-name="T6"> of </text:span><text:span text:style-name="T3">purity</text:span><text:span text:style-name="T6"> consistency. <text:s/>For unless/ the utterances reflect the </text:span><text:span text:style-name="T3">innermost sentiments</text:span><text:span text:style-name="T6"> character/ of the speaker, they will sound like empty </text:span><text:span text:style-name="T3">talk</text:span><text:span text:style-name="T6"> bubbles,/ </text:span><text:span text:style-name="T3">spoken for mere effect, a</text:span><text:span text:style-name="T6"> they are but frothy </text:span><text:span text:style-name="T3">language</text:span><text:span text:style-name="T6"> rhetoric. <text:s/>I have heard/ from Israelites, whose judgment is clear, that London,/ though perhaps not the city of my young days/ in its rigid conservatism, </text:span><text:span text:style-name="T3">contain</text:span><text:span text:style-name="T6"> can </text:span><text:span text:style-name="T3">point</text:span><text:span text:style-name="T6"> point nevertheless/ to men, who pride themselves on their faith and take/ pleasure in illustrating it by their pen and/ their speech. <text:s/>Would that I could say in/ all honesty, Philadelphia abounds with coreligionists/ of mine, whom I may invite on this stand, certain/</text:span></text:p>
      <text:p text:style-name="P5"><text:span text:style-name="T6"/></text:p>
      <text:p text:style-name="P5"><text:span text:style-name="T6">[Page 6]</text:span></text:p>
      <text:p text:style-name="P5"><text:span text:style-name="T6">that their lives will not contradict their preaching./ <text:s/></text:span><text:span text:style-name="T3">Even the</text:span><text:span text:style-name="T6"> Glad indeed would I be to vacate </text:span><text:span text:style-name="T3">at times</text:span><text:span text:style-name="T6"> my post at intervals, to make room for </text:span><text:span text:style-name="T3">an occasional</text:span><text:span text:style-name="T6"> a temporary change creating a revival. <text:s/>But situated as e are, even a ministerial exchanging of pulpits, that some have/ strongly advocated, by way of variety, offers </text:span><text:span text:style-name="T3">great</text:span><text:span text:style-name="T6"> considerable/ obstacles. <text:s/>I for instance, could not consistently agree to that/ plan, lest ideas subversive of those which I/ hold as sound, be set forth before my congregants. <text:s/>That impropriety/ has been committed elsewhere, greatly to the mortification/ of him who had asked a colleague to occupy his/ pulpit. <text:s/>And I positively know that on the oc-/-casion of a national thanksgiving day, a certain Rabbi,/ who was courteously asked by a fellow-minister </text:span><text:span text:style-name="T3">to</text:span><text:span text:style-name="T6">/ to participate</text:span><text:span text:style-name="T3">s</text:span><text:span text:style-name="T6"> in the exercises, insisted upon ad-/-dressing the </text:span><text:span text:style-name="T3">Congregation</text:span><text:span text:style-name="T6"> assemblage bare headed, agasint the rule/ of that religious body and to the annoyance of its/ Pastor. <text:s/>Yes: </text:span><text:span text:style-name="T3">on all sides we</text:span><text:span text:style-name="T6"> wherever we turn we are beset </text:span><text:span text:style-name="T3">with</text:span><text:span text:style-name="T6">/ with stumbling blocks. <text:s/>Still I dare not des-/-pair. <text:s/>[Hebrew] "israel and Judah are not widowed of their God" <text:s/>A few there are yet, whose hearts/ beat responsively to the cry of </text:span><text:span text:style-name="T3">religion</text:span><text:span text:style-name="T6"> pleadings of their </text:span><text:span text:style-name="T3">olden true venerated</text:span><text:span text:style-name="T6"> venerable mother--Judaism--, a few/ whose breasts swell with love for the ancestral/ faith, now derided, for Hebrew worship and/ Hebrew literature cast sinfully aside./</text:span></text:p>
      <text:p text:style-name="P5"><text:span text:style-name="T6"/></text:p>
      <text:p text:style-name="P5"><text:span text:style-name="T6">[Page 7]</text:span></text:p>
      <text:p text:style-name="P5"><text:span text:style-name="T6">The duty incumbent upon </text:span><text:span text:style-name="T3">all of</text:span><text:span text:style-name="T6"> us all is to make/ the number increase a hundred fold. <text:s/>How shall/ we attain that devoutly to be wished for result?/ <text:s/>By encouraging schools, seminaries, all associa-/-tions of sacred and secular learning, any and/ every organization </text:span><text:span text:style-name="T3">tending</text:span><text:span text:style-name="T6"> calculated to enlarge the sphere of/ the understanding and mould the feelings of the/ young Jewishly. <text:s/>The days have gone by/ when the mere chanting of the accepted ritual suf-/-ficed. <text:s/>The present generation has greater needs--/instruction strengthening the weak in faith, confirm-/-ing the believers, </text:span><text:span text:style-name="T3">in religion</text:span><text:span text:style-name="T6"> proving that a religion/ </text:span><text:span text:style-name="T3">having as</text:span><text:span text:style-name="T6"> which has for its founder a man who left behind/ country and kindred to obey the inner call of his/ soul, which demanded self-abjurgation[sic!], which required his going both as the/ herald of the Universal Father, proclaiming the/ existence of the One only God, that religion is worth/ preserving in the days of happiness and in time/ of freedom, as it was gloriously guarded from/ extinction in sorrow and persecution. <text:s/>Oh! <text:s/>May laymen and ministers band together for that sublime purpose!/ <text:s/>How reassuring to those who confide in the Lord/ are the promises of a final success as in our Haftorah: God/</text:span></text:p>
      <text:p text:style-name="P5"><text:span text:style-name="T6"/></text:p>
      <text:p text:style-name="P5"><text:span text:style-name="T6">[Page 8]</text:span></text:p>
      <text:p text:style-name="P5"><text:span text:style-name="T6">renews the strength of those who hope in Him so that/ they may </text:span><text:span text:style-name="T3">be</text:span><text:span text:style-name="T6"> labor unweariedly. <text:s/>Like the eagle/ they shall rise </text:span><text:span text:style-name="T3">af</text:span><text:span text:style-name="T6"> aloft, for the seed of Abraham,/ girded with might, shall overcome impediments,/ and reach the height which the Rock of all/ ages has destined them to ascend. <text:s/>[Hebrew]/ [Hebrew]/ "I, the Eternal thy God, hold thee by the right hand,/ I am He who says 'fear not', I am Thy </text:span><text:span text:style-name="T3">hep</text:span><text:span text:style-name="T6"> keep."/ <text:s/>May </text:span><text:soft-page-break/><text:span text:style-name="T6">he ever </text:span><text:span text:style-name="T3">uphold us in our uphold</text:span><text:span text:style-name="T6"> support us and our/ eyes see </text:span><text:span text:style-name="T3">His glorious protection</text:span><text:span text:style-name="T6"> our national salvat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2T11:54:08.50</meta:creation-date>
    <dc:date>2012-08-22T14:16:04.54</dc:date>
    <dc:creator>Penn Libraries</dc:creator>
    <meta:editing-duration>PT00H00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704" meta:character-count="10770"/>
  </office:meta>
</office:document-meta>
</file>